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ascadia Mono1" svg:font-family="'Cascadia Mono', monospace"/>
    <style:font-face style:name="Consolas" svg:font-family="Consolas" style:font-family-generic="modern" style:font-pitch="fixed"/>
    <style:font-face style:name="Consolas1" svg:font-family="Consolas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/>
    <style:font-face style:name="Noto Sans Light" svg:font-family="'Noto Sans Light'" style:font-family-generic="swiss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7.759cm" table:align="left" fo:background-color="transparent">
        <style:background-image/>
      </style:table-properties>
    </style:style>
    <style:style style:name="Таблица1.A" style:family="table-column">
      <style:table-column-properties style:column-width="1.404cm"/>
    </style:style>
    <style:style style:name="Таблица1.B" style:family="table-column">
      <style:table-column-properties style:column-width="1.693cm"/>
    </style:style>
    <style:style style:name="Таблица1.C" style:family="table-column">
      <style:table-column-properties style:column-width="1.833cm"/>
    </style:style>
    <style:style style:name="Таблица1.1" style:family="table-row">
      <style:table-row-properties style:min-row-height="0.6cm" fo:background-color="transparent">
        <style:background-image/>
      </style:table-row-properties>
    </style:style>
    <style:style style:name="Таблица1.A1" style:family="table-cell">
      <style:table-cell-properties style:vertical-align="middle" fo:padding-left="0.101cm" fo:padding-right="0.101cm" fo:padding-top="0.049cm" fo:padding-bottom="0.049cm" fo:border="none"/>
    </style:style>
    <style:style style:name="Таблица1.A2" style:family="table-cell">
      <style:table-cell-properties style:vertical-align="middle" fo:background-color="#eeeeee" fo:padding-left="0.101cm" fo:padding-right="0.101cm" fo:padding-top="0.049cm" fo:padding-bottom="0.049cm" fo:border-left="0.5pt solid #000000" fo:border-right="none" fo:border-top="0.5pt solid #000000" fo:border-bottom="0.5pt solid #000000">
        <style:background-image/>
      </style:table-cell-properties>
    </style:style>
    <style:style style:name="Таблица1.J2" style:family="table-cell">
      <style:table-cell-properties style:vertical-align="middle" fo:background-color="#eeeeee" fo:padding-left="0.101cm" fo:padding-right="0.101cm" fo:padding-top="0.049cm" fo:padding-bottom="0.049cm" fo:border="0.5pt solid #000000">
        <style:background-image/>
      </style:table-cell-properties>
    </style:style>
    <style:style style:name="Таблица1.A3" style:family="table-cell">
      <style:table-cell-properties style:vertical-align="middle" fo:background-color="#eeeeee" fo:padding-left="0.101cm" fo:padding-right="0.101cm" fo:padding-top="0.049cm" fo:padding-bottom="0.049cm" fo:border-left="0.5pt solid #000000" fo:border-right="none" fo:border-top="none" fo:border-bottom="0.5pt solid #000000">
        <style:background-image/>
      </style:table-cell-properties>
    </style:style>
    <style:style style:name="Таблица1.B3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C3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D3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E3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F3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G3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H3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I3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J3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1.B4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C4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D4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E4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F4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G4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H4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I4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J4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1.B5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C5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D5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E5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F5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G5" style:family="table-cell">
      <style:table-cell-properties style:vertical-align="middle" fo:background-color="#ffd7d7" fo:padding-left="0.101cm" fo:padding-right="0.101cm" fo:padding-top="0.049cm" fo:padding-bottom="0.049cm" fo:border-left="0.5pt solid #000000" fo:border-right="none" fo:border-top="none" fo:border-bottom="0.5pt solid #000000">
        <style:background-image/>
      </style:table-cell-properties>
    </style:style>
    <style:style style:name="Таблица1.I5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J5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1.B6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D6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E6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F6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J6" style:family="table-cell">
      <style:table-cell-properties style:vertical-align="middle" fo:background-color="#ffd7d7" fo:padding-left="0.101cm" fo:padding-right="0.101cm" fo:padding-top="0.049cm" fo:padding-bottom="0.049cm" fo:border-left="0.5pt solid #000000" fo:border-right="0.5pt solid #000000" fo:border-top="none" fo:border-bottom="0.5pt solid #000000">
        <style:background-image/>
      </style:table-cell-properties>
    </style:style>
    <style:style style:name="Таблица1.B7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B8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D8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E8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F8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B9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B10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B11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C11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D11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E11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F11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G11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H11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I11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J11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1.B12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C12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D12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E12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B16" style:family="table-cell" style:data-style-name="N81">
      <style:table-cell-properties style:vertical-align="middle" fo:background-color="#e6f5c8" fo:padding-left="0.101cm" fo:padding-right="0.101cm" fo:padding-top="0.049cm" fo:padding-bottom="0.049cm" fo:border-left="0.5pt solid #000000" fo:border-right="none" fo:border-top="none" fo:border-bottom="0.5pt solid #000000">
        <style:background-image/>
      </style:table-cell-properties>
    </style:style>
    <style:style style:name="Таблица1.J16" style:family="table-cell" style:data-style-name="N81">
      <style:table-cell-properties style:vertical-align="middle" fo:background-color="#e6f5c8" fo:padding-left="0.101cm" fo:padding-right="0.101cm" fo:padding-top="0.049cm" fo:padding-bottom="0.049cm" fo:border-left="0.5pt solid #000000" fo:border-right="0.5pt solid #000000" fo:border-top="none" fo:border-bottom="0.5pt solid #000000">
        <style:background-image/>
      </style:table-cell-properties>
    </style:style>
    <style:style style:name="Таблица1.G18" style:family="table-cell" style:data-style-name="N81">
      <style:table-cell-properties style:vertical-align="middle" fo:background-color="#ffe5d1" fo:padding-left="0.101cm" fo:padding-right="0.101cm" fo:padding-top="0.049cm" fo:padding-bottom="0.049cm" fo:border-left="0.5pt solid #000000" fo:border-right="none" fo:border-top="none" fo:border-bottom="0.5pt solid #000000">
        <style:background-image/>
      </style:table-cell-properties>
    </style:style>
    <style:style style:name="Таблица1.H18" style:family="table-cell" style:data-style-name="N81">
      <style:table-cell-properties style:vertical-align="middle" fo:background-color="#fff5ce" fo:padding-left="0.101cm" fo:padding-right="0.101cm" fo:padding-top="0.049cm" fo:padding-bottom="0.049cm" fo:border-left="0.5pt solid #000000" fo:border-right="none" fo:border-top="none" fo:border-bottom="0.5pt solid #000000">
        <style:background-image/>
      </style:table-cell-properties>
    </style:style>
    <style:style style:name="Таблица1.G19" style:family="table-cell" style:data-style-name="N81">
      <style:table-cell-properties style:vertical-align="middle" fo:background-color="#ffd7d7" fo:padding-left="0.101cm" fo:padding-right="0.101cm" fo:padding-top="0.049cm" fo:padding-bottom="0.049cm" fo:border-left="0.5pt solid #000000" fo:border-right="none" fo:border-top="none" fo:border-bottom="0.5pt solid #000000">
        <style:background-image/>
      </style:table-cell-properties>
    </style:style>
    <style:style style:name="Таблица1.H19" style:family="table-cell" style:data-style-name="N81">
      <style:table-cell-properties style:vertical-align="middle" fo:background-color="#ffebc9" fo:padding-left="0.101cm" fo:padding-right="0.101cm" fo:padding-top="0.049cm" fo:padding-bottom="0.049cm" fo:border-left="0.5pt solid #000000" fo:border-right="none" fo:border-top="none" fo:border-bottom="0.5pt solid #000000">
        <style:background-image/>
      </style:table-cell-properties>
    </style:style>
    <style:style style:name="Таблица1.J19" style:family="table-cell" style:data-style-name="N81">
      <style:table-cell-properties style:vertical-align="middle" fo:background-color="#fff5ce" fo:padding-left="0.101cm" fo:padding-right="0.101cm" fo:padding-top="0.049cm" fo:padding-bottom="0.049cm" fo:border-left="0.5pt solid #000000" fo:border-right="0.5pt solid #000000" fo:border-top="none" fo:border-bottom="0.5pt solid #000000">
        <style:background-image/>
      </style:table-cell-properties>
    </style:style>
    <style:style style:name="Таблица1.D20" style:family="table-cell" style:data-style-name="N81">
      <style:table-cell-properties style:vertical-align="middle" fo:background-color="#f6f9cc" fo:padding-left="0.101cm" fo:padding-right="0.101cm" fo:padding-top="0.049cm" fo:padding-bottom="0.049cm" fo:border-left="0.5pt solid #000000" fo:border-right="none" fo:border-top="none" fo:border-bottom="0.5pt solid #000000">
        <style:background-image/>
      </style:table-cell-properties>
    </style:style>
    <style:style style:name="Таблица1.J20" style:family="table-cell" style:data-style-name="N81">
      <style:table-cell-properties style:vertical-align="middle" fo:background-color="#ffd7d7" fo:padding-left="0.101cm" fo:padding-right="0.101cm" fo:padding-top="0.049cm" fo:padding-bottom="0.049cm" fo:border-left="0.5pt solid #000000" fo:border-right="0.5pt solid #000000" fo:border-top="none" fo:border-bottom="0.5pt solid #000000">
        <style:background-image/>
      </style:table-cell-properties>
    </style:style>
    <style:style style:name="Таблица1.J25" style:family="table-cell" style:data-style-name="N81">
      <style:table-cell-properties style:vertical-align="middle" fo:background-color="#ffe5d1" fo:padding-left="0.101cm" fo:padding-right="0.101cm" fo:padding-top="0.049cm" fo:padding-bottom="0.049cm" fo:border-left="0.5pt solid #000000" fo:border-right="0.5pt solid #000000" fo:border-top="none" fo:border-bottom="0.5pt solid #000000">
        <style:background-image/>
      </style:table-cell-properties>
    </style:style>
    <style:style style:name="Таблица1.B29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C29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D29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E29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F29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G29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H29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I29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J29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1.B30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C30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D30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E30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F30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G30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H30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I30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J30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1.B31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C31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D31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E31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F31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G31" style:family="table-cell" style:data-style-name="N0">
      <style:table-cell-properties style:vertical-align="middle" fo:background-color="#ffd7d7" fo:padding-left="0.101cm" fo:padding-right="0.101cm" fo:padding-top="0.049cm" fo:padding-bottom="0.049cm" fo:border-left="0.5pt solid #000000" fo:border-right="none" fo:border-top="none" fo:border-bottom="0.5pt solid #000000">
        <style:background-image/>
      </style:table-cell-properties>
    </style:style>
    <style:style style:name="Таблица1.I31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J31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1.B32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D32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E32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F32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J32" style:family="table-cell" style:data-style-name="N0">
      <style:table-cell-properties style:vertical-align="middle" fo:background-color="#ffd7d7" fo:padding-left="0.101cm" fo:padding-right="0.101cm" fo:padding-top="0.049cm" fo:padding-bottom="0.049cm" fo:border-left="0.5pt solid #000000" fo:border-right="0.5pt solid #000000" fo:border-top="none" fo:border-bottom="0.5pt solid #000000">
        <style:background-image/>
      </style:table-cell-properties>
    </style:style>
    <style:style style:name="Таблица1.B33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B34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D34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E34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F34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B35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B36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D36" style:family="table-cell" style:data-style-name="N1">
      <style:table-cell-properties style:vertical-align="middle" fo:background-color="#ffd7d7" fo:padding-left="0.101cm" fo:padding-right="0.101cm" fo:padding-top="0.049cm" fo:padding-bottom="0.049cm" fo:border-left="0.5pt solid #000000" fo:border-right="none" fo:border-top="none" fo:border-bottom="0.5pt solid #000000">
        <style:background-image/>
      </style:table-cell-properties>
    </style:style>
    <style:style style:name="Таблица1.B37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C37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D37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E37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F37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G37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H37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I37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J37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1.B38" style:family="table-cell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C38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D38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E38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Таблица1.B40" style:family="table-cell" style:data-style-name="N0">
      <style:table-cell-properties style:vertical-align="middle" fo:background-color="#ffd7d7" fo:padding-left="0.101cm" fo:padding-right="0.101cm" fo:padding-top="0.049cm" fo:padding-bottom="0.049cm" fo:border="0.5pt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Cascadia Mono" fo:font-size="8pt" fo:language="en" fo:country="US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style:font-name="Cascadia Mono" fo:font-size="8pt" fo:language="en" fo:country="US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top="0cm" fo:margin-bottom="0cm" style:contextual-spacing="false"/>
      <style:text-properties fo:font-size="6pt" fo:language="en" fo:country="US" officeooo:paragraph-rsid="0017656b" style:font-size-asian="5.25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style:font-name="Noto Sans" fo:font-size="12pt" fo:language="en" fo:country="US" fo:font-weight="bold" style:font-size-asian="12pt" style:font-size-complex="12pt"/>
    </style:style>
    <style:style style:name="P5" style:family="paragraph" style:parent-style-name="Table_20_Contents">
      <style:text-properties style:font-name="Noto Sans" fo:font-size="10pt" fo:language="en" fo:country="US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Noto Sans" fo:font-size="8pt" fo:language="en" fo:country="US" fo:font-weight="bold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Noto Sans" fo:font-size="8pt" fo:language="en" fo:country="US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text-properties style:font-name="Consolas" fo:font-size="9pt" fo:language="en" fo:country="US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loext:opacity="0%" style:font-name="Cascadia Mono" fo:font-size="8pt" fo:language="en" fo:country="US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loext:opacity="0%" style:font-name="Cascadia Mono" fo:font-size="8pt" fo:language="en" fo:country="US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use-window-font-color="true" loext:opacity="0%" style:font-name="Cascadia Mono" fo:font-size="8pt" fo:language="en" fo:country="US" officeooo:rsid="0021bab4" officeooo:paragraph-rsid="0021bab4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loext:opacity="0%" style:font-name="Cascadia Mono" fo:font-size="8pt" fo:language="en" fo:country="US" officeooo:paragraph-rsid="002025ba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loext:opacity="0%" style:font-name="Cascadia Mono" fo:font-size="7.5pt" fo:language="en" fo:country="US" style:font-size-asian="7.5pt" style:font-size-complex="7.5pt"/>
    </style:style>
    <style:style style:name="P14" style:family="paragraph" style:parent-style-name="Title" style:master-page-name="">
      <loext:graphic-properties draw:fill="none"/>
      <style:paragraph-properties fo:margin-left="0cm" fo:margin-right="0cm" fo:margin-top="0.3cm" fo:margin-bottom="0.3cm" style:contextual-spacing="false" fo:text-align="center" style:justify-single-word="false" fo:text-indent="0cm" style:auto-text-indent="false" style:page-number="auto" fo:background-color="transparent" fo:keep-with-next="always"/>
      <style:text-properties style:font-name="Noto Sans Light" fo:language="en" fo:country="US" fo:font-weight="normal" officeooo:paragraph-rsid="001aa2ec" style:font-weight-asian="normal" style:font-weight-complex="normal"/>
    </style:style>
    <style:style style:name="P15" style:family="paragraph" style:parent-style-name="Standard">
      <style:paragraph-properties fo:text-align="end" style:justify-single-word="false" style:writing-mode="lr-tb"/>
      <style:text-properties style:text-outline="false" style:text-line-through-style="none" style:text-line-through-type="none" style:font-name="Cascadia Mono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16" style:family="paragraph" style:parent-style-name="Table_20_Contents">
      <style:paragraph-properties fo:text-align="center" style:justify-single-word="false"/>
      <style:text-properties style:font-name="Noto Sans" fo:font-size="12pt" fo:language="en" fo:country="US" fo:font-weight="bold" officeooo:rsid="002e0a48" officeooo:paragraph-rsid="002e0a48" style:font-size-asian="12pt" style:font-size-complex="12pt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loext:opacity="0%" style:font-name="Cascadia Mono" fo:font-size="8pt" fo:language="en" fo:country="US" fo:font-weight="normal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loext:opacity="0%" style:font-name="Cascadia Mono" fo:font-size="8pt" fo:language="en" fo:country="US" fo:font-weight="normal" officeooo:rsid="0022d453" officeooo:paragraph-rsid="0022d453" style:font-size-asian="8pt" style:font-weight-asian="normal" style:font-size-complex="8pt" style:font-weight-complex="normal"/>
    </style:style>
    <style:style style:name="T1" style:family="text">
      <style:text-properties officeooo:rsid="0017f51d"/>
    </style:style>
    <style:style style:name="T2" style:family="text">
      <style:text-properties style:text-position="super 58%" officeooo:rsid="000c8db8"/>
    </style:style>
    <style:style style:name="T3" style:family="text">
      <style:text-properties officeooo:rsid="000c8db8"/>
    </style:style>
    <style:style style:name="T4" style:family="text">
      <style:text-properties officeooo:rsid="001aa2ec"/>
    </style:style>
    <style:style style:name="T5" style:family="text">
      <style:text-properties officeooo:rsid="001c8c61"/>
    </style:style>
    <style:style style:name="T6" style:family="text">
      <style:text-properties officeooo:rsid="002c39ad"/>
    </style:style>
    <style:style style:name="T7" style:family="text">
      <style:text-properties officeooo:rsid="002e0a48"/>
    </style:style>
    <style:style style:name="T8" style:family="text">
      <style:text-properties style:font-name="Cascadia Mono1"/>
    </style:style>
    <style:style style:name="T9" style:family="text">
      <style:text-properties style:font-name="Cascadia Mono1" fo:language="en" fo:country="US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ntegration <text:span text:style-name="T1">T</text:span>est <text:span text:style-name="T4">Results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8"/>
        <table:table-row table:style-name="Таблица1.1">
          <table:table-cell table:style-name="Таблица1.A1" table:number-columns-spanned="10" office:value-type="string">
            <text:p text:style-name="P4">Resul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6">Method</text:p>
          </table:table-cell>
          <table:table-cell table:style-name="Таблица1.A2" office:value-type="string">
            <text:p text:style-name="P6">Exact</text:p>
          </table:table-cell>
          <table:table-cell table:style-name="Таблица1.A2" office:value-type="string">
            <text:p text:style-name="P6">Romberg</text:p>
          </table:table-cell>
          <table:table-cell table:style-name="Таблица1.A2" office:value-type="string">
            <text:p text:style-name="P6">Simpson</text:p>
          </table:table-cell>
          <table:table-cell table:style-name="Таблица1.A2" office:value-type="string">
            <text:p text:style-name="P6">Lobatto</text:p>
          </table:table-cell>
          <table:table-cell table:style-name="Таблица1.A2" office:value-type="string">
            <text:p text:style-name="P6">TanhSinh</text:p>
          </table:table-cell>
          <table:table-cell table:style-name="Таблица1.A2" office:value-type="string">
            <text:p text:style-name="P6">G7K15</text:p>
          </table:table-cell>
          <table:table-cell table:style-name="Таблица1.A2" office:value-type="string">
            <text:p text:style-name="P6">G15K31</text:p>
          </table:table-cell>
          <table:table-cell table:style-name="Таблица1.A2" office:value-type="string">
            <text:p text:style-name="P6">G30K61</text:p>
          </table:table-cell>
          <table:table-cell table:style-name="Таблица1.J2" office:value-type="string">
            <text:p text:style-name="P6">G49K99</text:p>
          </table:table-cell>
        </table:table-row>
        <table:table-row table:style-name="Таблица1.1">
          <table:table-cell table:style-name="Таблица1.A3" office:value-type="string">
            <text:p text:style-name="P6">f1</text:p>
          </table:table-cell>
          <table:table-cell table:style-name="Таблица1.B3" office:value-type="string">
            <text:p text:style-name="P9">2,350402</text:p>
          </table:table-cell>
          <table:table-cell table:style-name="Таблица1.C3" office:value-type="string">
            <text:p text:style-name="P9">2,350402</text:p>
          </table:table-cell>
          <table:table-cell table:style-name="Таблица1.D3" office:value-type="string">
            <text:p text:style-name="P9">2,350402</text:p>
          </table:table-cell>
          <table:table-cell table:style-name="Таблица1.E3" office:value-type="string">
            <text:p text:style-name="P9">2,350402</text:p>
          </table:table-cell>
          <table:table-cell table:style-name="Таблица1.F3" office:value-type="string">
            <text:p text:style-name="P9">2,350402</text:p>
          </table:table-cell>
          <table:table-cell table:style-name="Таблица1.G3" office:value-type="string">
            <text:p text:style-name="P9">2,350402</text:p>
          </table:table-cell>
          <table:table-cell table:style-name="Таблица1.H3" office:value-type="string">
            <text:p text:style-name="P9">2,350402</text:p>
          </table:table-cell>
          <table:table-cell table:style-name="Таблица1.I3" office:value-type="string">
            <text:p text:style-name="P9">2,350402</text:p>
          </table:table-cell>
          <table:table-cell table:style-name="Таблица1.J3" office:value-type="string">
            <text:p text:style-name="P9">2,350402</text:p>
          </table:table-cell>
        </table:table-row>
        <table:table-row table:style-name="Таблица1.1">
          <table:table-cell table:style-name="Таблица1.A3" office:value-type="string">
            <text:p text:style-name="P6">f2</text:p>
          </table:table-cell>
          <table:table-cell table:style-name="Таблица1.B4" office:value-type="string">
            <text:p text:style-name="P9">1,682942</text:p>
          </table:table-cell>
          <table:table-cell table:style-name="Таблица1.C4" office:value-type="string">
            <text:p text:style-name="P9">1,682942</text:p>
          </table:table-cell>
          <table:table-cell table:style-name="Таблица1.D4" office:value-type="string">
            <text:p text:style-name="P9">1,682942</text:p>
          </table:table-cell>
          <table:table-cell table:style-name="Таблица1.E4" office:value-type="string">
            <text:p text:style-name="P9">1,682942</text:p>
          </table:table-cell>
          <table:table-cell table:style-name="Таблица1.F4" office:value-type="string">
            <text:p text:style-name="P9">1,682942</text:p>
          </table:table-cell>
          <table:table-cell table:style-name="Таблица1.G4" office:value-type="string">
            <text:p text:style-name="P9">1,682942</text:p>
          </table:table-cell>
          <table:table-cell table:style-name="Таблица1.H4" office:value-type="string">
            <text:p text:style-name="P9">1,682942</text:p>
          </table:table-cell>
          <table:table-cell table:style-name="Таблица1.I4" office:value-type="string">
            <text:p text:style-name="P9">1,682942</text:p>
          </table:table-cell>
          <table:table-cell table:style-name="Таблица1.J4" office:value-type="string">
            <text:p text:style-name="P9">1,682942</text:p>
          </table:table-cell>
        </table:table-row>
        <table:table-row table:style-name="Таблица1.1">
          <table:table-cell table:style-name="Таблица1.A3" office:value-type="string">
            <text:p text:style-name="P6">f3</text:p>
          </table:table-cell>
          <table:table-cell table:style-name="Таблица1.B5" office:value-type="string">
            <text:p text:style-name="P9">-2,518199</text:p>
          </table:table-cell>
          <table:table-cell table:style-name="Таблица1.C5" office:value-type="string">
            <text:p text:style-name="P9">-2,518199</text:p>
          </table:table-cell>
          <table:table-cell table:style-name="Таблица1.D5" office:value-type="string">
            <text:p text:style-name="P9">-2,518199</text:p>
          </table:table-cell>
          <table:table-cell table:style-name="Таблица1.E5" office:value-type="string">
            <text:p text:style-name="P9">-2,518199</text:p>
          </table:table-cell>
          <table:table-cell table:style-name="Таблица1.F5" office:value-type="string">
            <text:p text:style-name="P9">-2,518199</text:p>
          </table:table-cell>
          <table:table-cell table:style-name="Таблица1.G5" office:value-type="string">
            <text:p text:style-name="P9">-2,518247</text:p>
          </table:table-cell>
          <table:table-cell table:style-name="Таблица1.G5" office:value-type="string">
            <text:p text:style-name="P9">-2,518199</text:p>
          </table:table-cell>
          <table:table-cell table:style-name="Таблица1.I5" office:value-type="string">
            <text:p text:style-name="P9">-2,518199</text:p>
          </table:table-cell>
          <table:table-cell table:style-name="Таблица1.J5" office:value-type="string">
            <text:p text:style-name="P9">-2,518199</text:p>
          </table:table-cell>
        </table:table-row>
        <table:table-row table:style-name="Таблица1.1">
          <table:table-cell table:style-name="Таблица1.A3" office:value-type="string">
            <text:p text:style-name="P6">f4</text:p>
          </table:table-cell>
          <table:table-cell table:style-name="Таблица1.B6" office:value-type="string">
            <text:p text:style-name="P9">1,570796</text:p>
          </table:table-cell>
          <table:table-cell table:style-name="Таблица1.G5" office:value-type="string">
            <text:p text:style-name="P9">1,570796</text:p>
          </table:table-cell>
          <table:table-cell table:style-name="Таблица1.D6" office:value-type="string">
            <text:p text:style-name="P9">1,570796</text:p>
          </table:table-cell>
          <table:table-cell table:style-name="Таблица1.E6" office:value-type="string">
            <text:p text:style-name="P9">1,570796</text:p>
          </table:table-cell>
          <table:table-cell table:style-name="Таблица1.F6" office:value-type="string">
            <text:p text:style-name="P9">1,570796</text:p>
          </table:table-cell>
          <table:table-cell table:style-name="Таблица1.G5" office:value-type="string">
            <text:p text:style-name="P9">1,570904</text:p>
          </table:table-cell>
          <table:table-cell table:style-name="Таблица1.G5" office:value-type="string">
            <text:p text:style-name="P9">1,570808</text:p>
          </table:table-cell>
          <table:table-cell table:style-name="Таблица1.G5" office:value-type="string">
            <text:p text:style-name="P9">1,570798</text:p>
          </table:table-cell>
          <table:table-cell table:style-name="Таблица1.J6" office:value-type="string">
            <text:p text:style-name="P9">1,570797</text:p>
          </table:table-cell>
        </table:table-row>
        <table:table-row table:style-name="Таблица1.1">
          <table:table-cell table:style-name="Таблица1.A3" office:value-type="string">
            <text:p text:style-name="P6">f5</text:p>
          </table:table-cell>
          <table:table-cell table:style-name="Таблица1.B7" office:value-type="string">
            <text:p text:style-name="P9">0,735000</text:p>
          </table:table-cell>
          <table:table-cell table:style-name="Таблица1.G5" office:value-type="string">
            <text:p text:style-name="P9">0,734942</text:p>
          </table:table-cell>
          <table:table-cell table:style-name="Таблица1.G5" office:value-type="string">
            <text:p text:style-name="P9">0,735000</text:p>
          </table:table-cell>
          <table:table-cell table:style-name="Таблица1.G5" office:value-type="string">
            <text:p text:style-name="P9">0,735000</text:p>
          </table:table-cell>
          <table:table-cell table:style-name="Таблица1.G5" office:value-type="string">
            <text:p text:style-name="P9">0,006026</text:p>
          </table:table-cell>
          <table:table-cell table:style-name="Таблица1.G5" office:value-type="string">
            <text:p text:style-name="P9">0,729815</text:p>
          </table:table-cell>
          <table:table-cell table:style-name="Таблица1.G5" office:value-type="string">
            <text:p text:style-name="P9">0,782954</text:p>
          </table:table-cell>
          <table:table-cell table:style-name="Таблица1.G5" office:value-type="string">
            <text:p text:style-name="P9">0,757116</text:p>
          </table:table-cell>
          <table:table-cell table:style-name="Таблица1.J6" office:value-type="string">
            <text:p text:style-name="P9">0,724529</text:p>
          </table:table-cell>
        </table:table-row>
        <table:table-row table:style-name="Таблица1.1">
          <table:table-cell table:style-name="Таблица1.A3" office:value-type="string">
            <text:p text:style-name="P6">f6</text:p>
          </table:table-cell>
          <table:table-cell table:style-name="Таблица1.B8" office:value-type="string">
            <text:p text:style-name="P9">1,785398</text:p>
          </table:table-cell>
          <table:table-cell table:style-name="Таблица1.G5" office:value-type="string">
            <text:p text:style-name="P9">1,785398</text:p>
          </table:table-cell>
          <table:table-cell table:style-name="Таблица1.D8" office:value-type="string">
            <text:p text:style-name="P9">1,785398</text:p>
          </table:table-cell>
          <table:table-cell table:style-name="Таблица1.E8" office:value-type="string">
            <text:p text:style-name="P9">1,785398</text:p>
          </table:table-cell>
          <table:table-cell table:style-name="Таблица1.F8" office:value-type="string">
            <text:p text:style-name="P9">1,785398</text:p>
          </table:table-cell>
          <table:table-cell table:style-name="Таблица1.G5" office:value-type="string">
            <text:p text:style-name="P9">1,785452</text:p>
          </table:table-cell>
          <table:table-cell table:style-name="Таблица1.G5" office:value-type="string">
            <text:p text:style-name="P9">1,785404</text:p>
          </table:table-cell>
          <table:table-cell table:style-name="Таблица1.G5" office:value-type="string">
            <text:p text:style-name="P9">1,785399</text:p>
          </table:table-cell>
          <table:table-cell table:style-name="Таблица1.J6" office:value-type="string">
            <text:p text:style-name="P9">1,785398</text:p>
          </table:table-cell>
        </table:table-row>
        <table:table-row table:style-name="Таблица1.1">
          <table:table-cell table:style-name="Таблица1.A3" office:value-type="string">
            <text:p text:style-name="P6">f7</text:p>
          </table:table-cell>
          <table:table-cell table:style-name="Таблица1.B9" office:value-type="string">
            <text:p text:style-name="P9">2,828427</text:p>
          </table:table-cell>
          <table:table-cell table:style-name="Таблица1.G5" office:value-type="string">
            <text:p text:style-name="P9">NaN</text:p>
          </table:table-cell>
          <table:table-cell table:style-name="Таблица1.G5" office:value-type="string">
            <text:p text:style-name="P9">NaN</text:p>
          </table:table-cell>
          <table:table-cell table:style-name="Таблица1.G5" office:value-type="string">
            <text:p text:style-name="P9">?</text:p>
          </table:table-cell>
          <table:table-cell table:style-name="Таблица1.G5" office:value-type="string">
            <text:p text:style-name="P9">2,828427</text:p>
          </table:table-cell>
          <table:table-cell table:style-name="Таблица1.G5" office:value-type="string">
            <text:p text:style-name="P9">2,763828</text:p>
          </table:table-cell>
          <table:table-cell table:style-name="Таблица1.G5" office:value-type="string">
            <text:p text:style-name="P9">2,797264</text:p>
          </table:table-cell>
          <table:table-cell table:style-name="Таблица1.G5" office:value-type="string">
            <text:p text:style-name="P9">2,812606</text:p>
          </table:table-cell>
          <table:table-cell table:style-name="Таблица1.J6" office:value-type="string">
            <text:p text:style-name="P9">2,818677</text:p>
          </table:table-cell>
        </table:table-row>
        <table:table-row table:style-name="Таблица1.1">
          <table:table-cell table:style-name="Таблица1.A3" office:value-type="string">
            <text:p text:style-name="P6">f8</text:p>
          </table:table-cell>
          <table:table-cell table:style-name="Таблица1.B10" office:value-type="string">
            <text:p text:style-name="P9">12,034539</text:p>
          </table:table-cell>
          <table:table-cell table:style-name="Таблица1.G5" office:value-type="string">
            <text:p text:style-name="P15">12,052206</text:p>
          </table:table-cell>
          <table:table-cell table:style-name="Таблица1.G5" office:value-type="string">
            <text:p text:style-name="P15">12,034539</text:p>
          </table:table-cell>
          <table:table-cell table:style-name="Таблица1.G5" office:value-type="string">
            <text:p text:style-name="P18">12,034539</text:p>
          </table:table-cell>
          <table:table-cell table:style-name="Таблица1.G5" office:value-type="string">
            <text:p text:style-name="P9">12,034539</text:p>
          </table:table-cell>
          <table:table-cell table:style-name="Таблица1.G5" office:value-type="string">
            <text:p text:style-name="P9">8,334189</text:p>
          </table:table-cell>
          <table:table-cell table:style-name="Таблица1.G5" office:value-type="string">
            <text:p text:style-name="P9">10,050636</text:p>
          </table:table-cell>
          <table:table-cell table:style-name="Таблица1.G5" office:value-type="string">
            <text:p text:style-name="P9">11,329626</text:p>
          </table:table-cell>
          <table:table-cell table:style-name="Таблица1.J6" office:value-type="string">
            <text:p text:style-name="P9">11,849609</text:p>
          </table:table-cell>
        </table:table-row>
        <table:table-row table:style-name="Таблица1.1">
          <table:table-cell table:style-name="Таблица1.A3" office:value-type="string">
            <text:p text:style-name="P6">f9</text:p>
          </table:table-cell>
          <table:table-cell table:style-name="Таблица1.B11" office:value-type="string">
            <text:p text:style-name="P9">0,000000</text:p>
          </table:table-cell>
          <table:table-cell table:style-name="Таблица1.C11" office:value-type="string">
            <text:p text:style-name="P9">-8,80E-18</text:p>
          </table:table-cell>
          <table:table-cell table:style-name="Таблица1.D11" office:value-type="string">
            <text:p text:style-name="P9">0,000000</text:p>
          </table:table-cell>
          <table:table-cell table:style-name="Таблица1.E11" office:value-type="string">
            <text:p text:style-name="P9">-1,52E-15</text:p>
          </table:table-cell>
          <table:table-cell table:style-name="Таблица1.F11" office:value-type="string">
            <text:p text:style-name="P9">0,000000</text:p>
          </table:table-cell>
          <table:table-cell table:style-name="Таблица1.G11" office:value-type="string">
            <text:p text:style-name="P9">0,000000</text:p>
          </table:table-cell>
          <table:table-cell table:style-name="Таблица1.H11" office:value-type="string">
            <text:p text:style-name="P9">0,000000</text:p>
          </table:table-cell>
          <table:table-cell table:style-name="Таблица1.I11" office:value-type="string">
            <text:p text:style-name="P9">0,000000</text:p>
          </table:table-cell>
          <table:table-cell table:style-name="Таблица1.J11" office:value-type="string">
            <text:p text:style-name="P9">0,000000</text:p>
          </table:table-cell>
        </table:table-row>
        <table:table-row table:style-name="Таблица1.1">
          <table:table-cell table:style-name="Таблица1.A3" office:value-type="string">
            <text:p text:style-name="P6">f10</text:p>
          </table:table-cell>
          <table:table-cell table:style-name="Таблица1.B12" office:value-type="string">
            <text:p text:style-name="P9">1,500000</text:p>
          </table:table-cell>
          <table:table-cell table:style-name="Таблица1.C12" office:value-type="string">
            <text:p text:style-name="P9">1,500000</text:p>
          </table:table-cell>
          <table:table-cell table:style-name="Таблица1.D12" office:value-type="string">
            <text:p text:style-name="P9">1,500000</text:p>
          </table:table-cell>
          <table:table-cell table:style-name="Таблица1.E12" office:value-type="string">
            <text:p text:style-name="P9">1,500000</text:p>
          </table:table-cell>
          <table:table-cell table:style-name="Таблица1.G5" office:value-type="string">
            <text:p text:style-name="P9">1,500000</text:p>
          </table:table-cell>
          <table:table-cell table:style-name="Таблица1.G5" office:value-type="string">
            <text:p text:style-name="P9">1,501369</text:p>
          </table:table-cell>
          <table:table-cell table:style-name="Таблица1.G5" office:value-type="string">
            <text:p text:style-name="P9">1,499899</text:p>
          </table:table-cell>
          <table:table-cell table:style-name="Таблица1.G5" office:value-type="string">
            <text:p text:style-name="P9">1,499973</text:p>
          </table:table-cell>
          <table:table-cell table:style-name="Таблица1.J6" office:value-type="string">
            <text:p text:style-name="P9">1,500031</text:p>
          </table:table-cell>
        </table:table-row>
        <table:table-row table:style-name="Таблица1.1">
          <table:table-cell table:style-name="Таблица1.A1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10" office:value-type="string">
            <text:p text:style-name="P4">Err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6">Method</text:p>
          </table:table-cell>
          <table:table-cell table:style-name="Таблица1.A2" office:value-type="string">
            <text:p text:style-name="P6">Exact</text:p>
          </table:table-cell>
          <table:table-cell table:style-name="Таблица1.A2" office:value-type="string">
            <text:p text:style-name="P6">Romberg</text:p>
          </table:table-cell>
          <table:table-cell table:style-name="Таблица1.A2" office:value-type="string">
            <text:p text:style-name="P6">Simpson</text:p>
          </table:table-cell>
          <table:table-cell table:style-name="Таблица1.A2" office:value-type="string">
            <text:p text:style-name="P6">Lobatto</text:p>
          </table:table-cell>
          <table:table-cell table:style-name="Таблица1.A2" office:value-type="string">
            <text:p text:style-name="P7">TanhSinh</text:p>
          </table:table-cell>
          <table:table-cell table:style-name="Таблица1.A2" office:value-type="string">
            <text:p text:style-name="P6">G7K15</text:p>
          </table:table-cell>
          <table:table-cell table:style-name="Таблица1.A2" office:value-type="string">
            <text:p text:style-name="P6">G15K31</text:p>
          </table:table-cell>
          <table:table-cell table:style-name="Таблица1.A2" office:value-type="string">
            <text:p text:style-name="P6">G30K61</text:p>
          </table:table-cell>
          <table:table-cell table:style-name="Таблица1.J2" office:value-type="string">
            <text:p text:style-name="P6">G49K99</text:p>
          </table:table-cell>
        </table:table-row>
        <table:table-row table:style-name="Таблица1.1">
          <table:table-cell table:style-name="Таблица1.A3" office:value-type="string">
            <text:p text:style-name="P6">f1</text:p>
          </table:table-cell>
          <table:table-cell table:style-name="Таблица1.B16" office:value-type="float" office:value="0">
            <text:p text:style-name="P1">0,00E+00</text:p>
          </table:table-cell>
          <table:table-cell table:style-name="Таблица1.B16" office:value-type="float" office:value="1.51153423686758E-015">
            <text:p text:style-name="P1">1,51E-15</text:p>
          </table:table-cell>
          <table:table-cell table:style-name="Таблица1.B16" office:value-type="float" office:value="0">
            <text:p text:style-name="P1">0,00E+00</text:p>
          </table:table-cell>
          <table:table-cell table:style-name="Таблица1.B16" office:value-type="float" office:value="0">
            <text:p text:style-name="P1">0,00E+00</text:p>
          </table:table-cell>
          <table:table-cell table:style-name="Таблица1.B16" office:value-type="float" office:value="1.13365067765068E-015">
            <text:p text:style-name="P2">1,13E-15</text:p>
          </table:table-cell>
          <table:table-cell table:style-name="Таблица1.B16" office:value-type="float" office:value="1.88941779608447E-016">
            <text:p text:style-name="P1">1,89E-16</text:p>
          </table:table-cell>
          <table:table-cell table:style-name="Таблица1.B16" office:value-type="float" office:value="0">
            <text:p text:style-name="P1">0,00E+00</text:p>
          </table:table-cell>
          <table:table-cell table:style-name="Таблица1.B16" office:value-type="float" office:value="0">
            <text:p text:style-name="P1">0,00E+00</text:p>
          </table:table-cell>
          <table:table-cell table:style-name="Таблица1.J16" office:value-type="float" office:value="3.77883559216895E-016">
            <text:p text:style-name="P1">3,78E-16</text:p>
          </table:table-cell>
        </table:table-row>
        <table:table-row table:style-name="Таблица1.1">
          <table:table-cell table:style-name="Таблица1.A3" office:value-type="string">
            <text:p text:style-name="P6">f2</text:p>
          </table:table-cell>
          <table:table-cell table:style-name="Таблица1.B16" office:value-type="float" office:value="0">
            <text:p text:style-name="P1">0,00E+00</text:p>
          </table:table-cell>
          <table:table-cell table:style-name="Таблица1.B16" office:value-type="float" office:value="9.3676236223857E-015">
            <text:p text:style-name="P1">9,37E-15</text:p>
          </table:table-cell>
          <table:table-cell table:style-name="Таблица1.B16" office:value-type="float" office:value="1.31938360878672E-016">
            <text:p text:style-name="P1">1,32E-16</text:p>
          </table:table-cell>
          <table:table-cell table:style-name="Таблица1.B16" office:value-type="float" office:value="1.31938360878672E-016">
            <text:p text:style-name="P1">1,32E-16</text:p>
          </table:table-cell>
          <table:table-cell table:style-name="Таблица1.B16" office:value-type="float" office:value="1.31938360878672E-016">
            <text:p text:style-name="P2">1,32E-16</text:p>
          </table:table-cell>
          <table:table-cell table:style-name="Таблица1.B16" office:value-type="float" office:value="1.31938360878672E-016">
            <text:p text:style-name="P1">1,32E-16</text:p>
          </table:table-cell>
          <table:table-cell table:style-name="Таблица1.B16" office:value-type="float" office:value="1.31938360878672E-016">
            <text:p text:style-name="P1">1,32E-16</text:p>
          </table:table-cell>
          <table:table-cell table:style-name="Таблица1.B16" office:value-type="float" office:value="0">
            <text:p text:style-name="P1">0,00E+00</text:p>
          </table:table-cell>
          <table:table-cell table:style-name="Таблица1.J16" office:value-type="float" office:value="2.63876721757344E-016">
            <text:p text:style-name="P1">2,64E-16</text:p>
          </table:table-cell>
        </table:table-row>
        <table:table-row table:style-name="Таблица1.1">
          <table:table-cell table:style-name="Таблица1.A3" office:value-type="string">
            <text:p text:style-name="P6">f3</text:p>
          </table:table-cell>
          <table:table-cell table:style-name="Таблица1.B16" office:value-type="float" office:value="0">
            <text:p text:style-name="P10">0,00E+00</text:p>
          </table:table-cell>
          <table:table-cell table:style-name="Таблица1.B16" office:value-type="float" office:value="2.46892637035998E-015">
            <text:p text:style-name="P10">2,47E-15</text:p>
          </table:table-cell>
          <table:table-cell table:style-name="Таблица1.B16" office:value-type="float" office:value="1.76351883597141E-016">
            <text:p text:style-name="P10">1,76E-16</text:p>
          </table:table-cell>
          <table:table-cell table:style-name="Таблица1.B16" office:value-type="float" office:value="3.52703767194282E-016">
            <text:p text:style-name="P10">3,53E-16</text:p>
          </table:table-cell>
          <table:table-cell table:style-name="Таблица1.B16" office:value-type="float" office:value="8.81759417985706E-016">
            <text:p text:style-name="P9">8,82E-16</text:p>
          </table:table-cell>
          <table:table-cell table:style-name="Таблица1.G18" office:value-type="float" office:value="0.0000188227731309825">
            <text:p text:style-name="P10">1,88E-05</text:p>
          </table:table-cell>
          <table:table-cell table:style-name="Таблица1.H18" office:value-type="float" office:value="0.0000000007803696059">
            <text:p text:style-name="P10">7,80E-10</text:p>
          </table:table-cell>
          <table:table-cell table:style-name="Таблица1.B16" office:value-type="float" office:value="0">
            <text:p text:style-name="P10">0,00E+00</text:p>
          </table:table-cell>
          <table:table-cell table:style-name="Таблица1.J16" office:value-type="float" office:value="0">
            <text:p text:style-name="P1">0,00E+00</text:p>
          </table:table-cell>
        </table:table-row>
        <table:table-row table:style-name="Таблица1.1">
          <table:table-cell table:style-name="Таблица1.A3" office:value-type="string">
            <text:p text:style-name="P6">f4</text:p>
          </table:table-cell>
          <table:table-cell table:style-name="Таблица1.B16" office:value-type="float" office:value="0">
            <text:p text:style-name="P10">0,00E+00</text:p>
          </table:table-cell>
          <table:table-cell table:style-name="Таблица1.H18" office:value-type="float" office:value="0.00000016649852482867">
            <text:p text:style-name="P10">1,66E-07</text:p>
          </table:table-cell>
          <table:table-cell table:style-name="Таблица1.B16" office:value-type="float" office:value="0">
            <text:p text:style-name="P10">0,00E+00</text:p>
          </table:table-cell>
          <table:table-cell table:style-name="Таблица1.B16" office:value-type="float" office:value="3.10987568854211E-015">
            <text:p text:style-name="P10">3,11E-15</text:p>
          </table:table-cell>
          <table:table-cell table:style-name="Таблица1.B16" office:value-type="float" office:value="2.82715971685646E-016">
            <text:p text:style-name="P9">2,83E-16</text:p>
          </table:table-cell>
          <table:table-cell table:style-name="Таблица1.G19" office:value-type="float" office:value="0.0000685892131018456">
            <text:p text:style-name="P10">6,86E-05</text:p>
          </table:table-cell>
          <table:table-cell table:style-name="Таблица1.H19" office:value-type="float" office:value="0.00000764349817003191">
            <text:p text:style-name="P10">7,64E-06</text:p>
          </table:table-cell>
          <table:table-cell table:style-name="Таблица1.H18" office:value-type="float" office:value="0.00000099779434738054">
            <text:p text:style-name="P10">9,98E-07</text:p>
          </table:table-cell>
          <table:table-cell table:style-name="Таблица1.J19" office:value-type="float" office:value="0.00000023360238543385">
            <text:p text:style-name="P1">2,34E-07</text:p>
          </table:table-cell>
        </table:table-row>
        <table:table-row table:style-name="Таблица1.1">
          <table:table-cell table:style-name="Таблица1.A3" office:value-type="string">
            <text:p text:style-name="P6">f5</text:p>
          </table:table-cell>
          <table:table-cell table:style-name="Таблица1.B16" office:value-type="float" office:value="0">
            <text:p text:style-name="P10">0,00E+00</text:p>
          </table:table-cell>
          <table:table-cell table:style-name="Таблица1.G19" office:value-type="float" office:value="0.0000792128670721874">
            <text:p text:style-name="P10">7,92E-05</text:p>
          </table:table-cell>
          <table:table-cell table:style-name="Таблица1.D20" office:value-type="float" office:value="0.00000000000015950959">
            <text:p text:style-name="P10">1,60E-13</text:p>
          </table:table-cell>
          <table:table-cell table:style-name="Таблица1.H18" office:value-type="float" office:value="0.00000000000265713377">
            <text:p text:style-name="P10">2,66E-12</text:p>
          </table:table-cell>
          <table:table-cell table:style-name="Таблица1.G19" office:value-type="float" office:value="0.991802000288371">
            <text:p text:style-name="P9">9,92E-01</text:p>
          </table:table-cell>
          <table:table-cell table:style-name="Таблица1.G19" office:value-type="float" office:value="0.00705403894458934">
            <text:p text:style-name="P10">7,05E-03</text:p>
          </table:table-cell>
          <table:table-cell table:style-name="Таблица1.G19" office:value-type="float" office:value="0.0652432127128822">
            <text:p text:style-name="P10">6,52E-02</text:p>
          </table:table-cell>
          <table:table-cell table:style-name="Таблица1.G19" office:value-type="float" office:value="0.0300895840478417">
            <text:p text:style-name="P10">3,01E-02</text:p>
          </table:table-cell>
          <table:table-cell table:style-name="Таблица1.J20" office:value-type="float" office:value="0.0142456359220761">
            <text:p text:style-name="P1">1,42E-02</text:p>
          </table:table-cell>
        </table:table-row>
        <table:table-row table:style-name="Таблица1.1">
          <table:table-cell table:style-name="Таблица1.A3" office:value-type="string">
            <text:p text:style-name="P6">f6</text:p>
          </table:table-cell>
          <table:table-cell table:style-name="Таблица1.B16" office:value-type="float" office:value="0">
            <text:p text:style-name="P10">0,00E+00</text:p>
          </table:table-cell>
          <table:table-cell table:style-name="Таблица1.H18" office:value-type="float" office:value="0.00000007324284524475">
            <text:p text:style-name="P10">7,32E-08</text:p>
          </table:table-cell>
          <table:table-cell table:style-name="Таблица1.B16" office:value-type="float" office:value="0">
            <text:p text:style-name="P10">0,00E+00</text:p>
          </table:table-cell>
          <table:table-cell table:style-name="Таблица1.B16" office:value-type="float" office:value="1.3680369478635E-015">
            <text:p text:style-name="P10">1,37E-15</text:p>
          </table:table-cell>
          <table:table-cell table:style-name="Таблица1.B16" office:value-type="float" office:value="1.24366995260318E-016">
            <text:p text:style-name="P9">1,24E-16</text:p>
          </table:table-cell>
          <table:table-cell table:style-name="Таблица1.G18" office:value-type="float" office:value="0.0000301724529032915">
            <text:p text:style-name="P10">3,02E-05</text:p>
          </table:table-cell>
          <table:table-cell table:style-name="Таблица1.H19" office:value-type="float" office:value="0.00000336238131500553">
            <text:p text:style-name="P10">3,36E-06</text:p>
          </table:table-cell>
          <table:table-cell table:style-name="Таблица1.H18" office:value-type="float" office:value="0.0000004389305779719">
            <text:p text:style-name="P10">4,39E-07</text:p>
          </table:table-cell>
          <table:table-cell table:style-name="Таблица1.J19" office:value-type="float" office:value="0.0000001027618869697">
            <text:p text:style-name="P1">1,03E-07</text:p>
          </table:table-cell>
        </table:table-row>
        <table:table-row table:style-name="Таблица1.1">
          <table:table-cell table:style-name="Таблица1.A3" office:value-type="string">
            <text:p text:style-name="P6">f7</text:p>
          </table:table-cell>
          <table:table-cell table:style-name="Таблица1.B16" office:value-type="float" office:value="0">
            <text:p text:style-name="P10">0,00E+00</text:p>
          </table:table-cell>
          <table:table-cell table:style-name="Таблица1.G5" office:value-type="string">
            <text:p text:style-name="P10">NaN</text:p>
          </table:table-cell>
          <table:table-cell table:style-name="Таблица1.G5" office:value-type="string">
            <text:p text:style-name="P10">NaN</text:p>
          </table:table-cell>
          <table:table-cell table:style-name="Таблица1.G5" office:value-type="string">
            <text:p text:style-name="P10">?</text:p>
          </table:table-cell>
          <table:table-cell table:style-name="Таблица1.H18" office:value-type="float" office:value="0.00000000364669156323">
            <text:p text:style-name="P9">3,65E-09</text:p>
          </table:table-cell>
          <table:table-cell table:style-name="Таблица1.G19" office:value-type="float" office:value="0.022839205215755">
            <text:p text:style-name="P10">2,28E-02</text:p>
          </table:table-cell>
          <table:table-cell table:style-name="Таблица1.G19" office:value-type="float" office:value="0.011017969907461">
            <text:p text:style-name="P10">1,10E-02</text:p>
          </table:table-cell>
          <table:table-cell table:style-name="Таблица1.G19" office:value-type="float" office:value="0.00559360177951922">
            <text:p text:style-name="P10">5,59E-03</text:p>
          </table:table-cell>
          <table:table-cell table:style-name="Таблица1.J20" office:value-type="float" office:value="0.00344719015405196">
            <text:p text:style-name="P1">3,45E-03</text:p>
          </table:table-cell>
        </table:table-row>
        <table:table-row table:style-name="Таблица1.1">
          <table:table-cell table:style-name="Таблица1.A3" office:value-type="string">
            <text:p text:style-name="P6">f8</text:p>
          </table:table-cell>
          <table:table-cell table:style-name="Таблица1.B16" office:value-type="float" office:value="0">
            <text:p text:style-name="P10">0,00E+00</text:p>
          </table:table-cell>
          <table:table-cell table:style-name="Таблица1.G19" office:value-type="float" office:value="0.00146803382501458">
            <text:p text:style-name="P10">1,47E-03</text:p>
          </table:table-cell>
          <table:table-cell table:style-name="Таблица1.H18" office:value-type="float" office:value="0.00000000000570537191">
            <text:p text:style-name="P10">5,71E-12</text:p>
          </table:table-cell>
          <table:table-cell table:style-name="Таблица1.D20" office:value-type="float" office:value="0.00000000000011040846">
            <text:p text:style-name="P10">1,10E-13</text:p>
          </table:table-cell>
          <table:table-cell table:style-name="Таблица1.D20" office:value-type="float" office:value="0.00000000000009269587">
            <text:p text:style-name="P9">9,27E-14</text:p>
          </table:table-cell>
          <table:table-cell table:style-name="Таблица1.G19" office:value-type="float" office:value="0.30747751454188">
            <text:p text:style-name="P10">3,07E-01</text:p>
          </table:table-cell>
          <table:table-cell table:style-name="Таблица1.G19" office:value-type="float" office:value="0.164850729980538">
            <text:p text:style-name="P10">1,65E-01</text:p>
          </table:table-cell>
          <table:table-cell table:style-name="Таблица1.G19" office:value-type="float" office:value="0.0585741829629715">
            <text:p text:style-name="P10">5,86E-02</text:p>
          </table:table-cell>
          <table:table-cell table:style-name="Таблица1.J20" office:value-type="float" office:value="0.0153665793264654">
            <text:p text:style-name="P1">1,54E-02</text:p>
          </table:table-cell>
        </table:table-row>
        <table:table-row table:style-name="Таблица1.1">
          <table:table-cell table:style-name="Таблица1.A3" office:value-type="string">
            <text:p text:style-name="P6">f9</text:p>
          </table:table-cell>
          <table:table-cell table:style-name="Таблица1.B16" office:value-type="float" office:value="0">
            <text:p text:style-name="P10">0,00E+00</text:p>
          </table:table-cell>
          <table:table-cell table:style-name="Таблица1.B16" office:value-type="float" office:value="-8.8E-018">
            <text:p text:style-name="P10">-8,80E-18</text:p>
          </table:table-cell>
          <table:table-cell table:style-name="Таблица1.B16" office:value-type="float" office:value="0">
            <text:p text:style-name="P10">0,00E+00</text:p>
          </table:table-cell>
          <table:table-cell table:style-name="Таблица1.B16" office:value-type="float" office:value="-1.52E-015">
            <text:p text:style-name="P10">-1,52E-15</text:p>
          </table:table-cell>
          <table:table-cell table:style-name="Таблица1.B16" office:value-type="float" office:value="0">
            <text:p text:style-name="P9">0,00E+00</text:p>
          </table:table-cell>
          <table:table-cell table:style-name="Таблица1.B16" office:value-type="float" office:value="0">
            <text:p text:style-name="P10">0,00E+00</text:p>
          </table:table-cell>
          <table:table-cell table:style-name="Таблица1.B16" office:value-type="float" office:value="0">
            <text:p text:style-name="P10">0,00E+00</text:p>
          </table:table-cell>
          <table:table-cell table:style-name="Таблица1.B16" office:value-type="float" office:value="0">
            <text:p text:style-name="P10">0,00E+00</text:p>
          </table:table-cell>
          <table:table-cell table:style-name="Таблица1.J16" office:value-type="float" office:value="0">
            <text:p text:style-name="P1">0,00E+00</text:p>
          </table:table-cell>
        </table:table-row>
        <table:table-row table:style-name="Таблица1.1">
          <table:table-cell table:style-name="Таблица1.A3" office:value-type="string">
            <text:p text:style-name="P6">f10</text:p>
          </table:table-cell>
          <table:table-cell table:style-name="Таблица1.B16" office:value-type="float" office:value="0">
            <text:p text:style-name="P1">0,00E+00</text:p>
          </table:table-cell>
          <table:table-cell table:style-name="Таблица1.B16" office:value-type="float" office:value="0">
            <text:p text:style-name="P1">0,00E+00</text:p>
          </table:table-cell>
          <table:table-cell table:style-name="Таблица1.B16" office:value-type="float" office:value="0">
            <text:p text:style-name="P1">0,00E+00</text:p>
          </table:table-cell>
          <table:table-cell table:style-name="Таблица1.B16" office:value-type="float" office:value="1.62832710278356E-015">
            <text:p text:style-name="P1">1,63E-15</text:p>
          </table:table-cell>
          <table:table-cell table:style-name="Таблица1.H18" office:value-type="float" office:value="0.00000001917833802878">
            <text:p text:style-name="P2">1,92E-08</text:p>
          </table:table-cell>
          <table:table-cell table:style-name="Таблица1.G19" office:value-type="float" office:value="0.000912538432328525">
            <text:p text:style-name="P1">9,13E-04</text:p>
          </table:table-cell>
          <table:table-cell table:style-name="Таблица1.G19" office:value-type="float" office:value="0.0000671713141929449">
            <text:p text:style-name="P1">6,72E-05</text:p>
          </table:table-cell>
          <table:table-cell table:style-name="Таблица1.G18" office:value-type="float" office:value="0.0000177507384249154">
            <text:p text:style-name="P1">1,78E-05</text:p>
          </table:table-cell>
          <table:table-cell table:style-name="Таблица1.J25" office:value-type="float" office:value="0.0000209804896031211">
            <text:p text:style-name="P1">2,10E-05</text:p>
          </table:table-cell>
        </table:table-row>
        <table:table-row table:style-name="Таблица1.1">
          <table:table-cell table:style-name="Таблица1.A1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10" office:value-type="string">
            <text:p text:style-name="P16">Number of function evalua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6">Method</text:p>
          </table:table-cell>
          <table:table-cell table:style-name="Таблица1.A2" office:value-type="string">
            <text:p text:style-name="P6">Exact</text:p>
          </table:table-cell>
          <table:table-cell table:style-name="Таблица1.A2" office:value-type="string">
            <text:p text:style-name="P6">Romberg</text:p>
          </table:table-cell>
          <table:table-cell table:style-name="Таблица1.A2" office:value-type="string">
            <text:p text:style-name="P6">Simpson</text:p>
          </table:table-cell>
          <table:table-cell table:style-name="Таблица1.A2" office:value-type="string">
            <text:p text:style-name="P6">Lobatto</text:p>
          </table:table-cell>
          <table:table-cell table:style-name="Таблица1.A2" office:value-type="string">
            <text:p text:style-name="P6">TanhSinh</text:p>
          </table:table-cell>
          <table:table-cell table:style-name="Таблица1.A2" office:value-type="string">
            <text:p text:style-name="P6">G7K15</text:p>
          </table:table-cell>
          <table:table-cell table:style-name="Таблица1.A2" office:value-type="string">
            <text:p text:style-name="P6">G15K31</text:p>
          </table:table-cell>
          <table:table-cell table:style-name="Таблица1.A2" office:value-type="string">
            <text:p text:style-name="P6">G30K61</text:p>
          </table:table-cell>
          <table:table-cell table:style-name="Таблица1.J2" office:value-type="string">
            <text:p text:style-name="P6">G49K99</text:p>
          </table:table-cell>
        </table:table-row>
        <table:table-row table:style-name="Таблица1.1">
          <table:table-cell table:style-name="Таблица1.A3" office:value-type="string">
            <text:p text:style-name="P6">f1</text:p>
          </table:table-cell>
          <table:table-cell table:style-name="Таблица1.B29" office:value-type="string">
            <text:p text:style-name="P11">1</text:p>
          </table:table-cell>
          <table:table-cell table:style-name="Таблица1.C29" office:value-type="float" office:value="16385">
            <text:p text:style-name="P10">16385</text:p>
          </table:table-cell>
          <table:table-cell table:style-name="Таблица1.D29" office:value-type="float" office:value="49789">
            <text:p text:style-name="P10">49789</text:p>
          </table:table-cell>
          <table:table-cell table:style-name="Таблица1.E29" office:value-type="float" office:value="425">
            <text:p text:style-name="P10">425</text:p>
          </table:table-cell>
          <table:table-cell table:style-name="Таблица1.F29" office:value-type="float" office:value="117">
            <text:p text:style-name="P10">117</text:p>
          </table:table-cell>
          <table:table-cell table:style-name="Таблица1.G29" office:value-type="float" office:value="15">
            <text:p text:style-name="P10">15</text:p>
          </table:table-cell>
          <table:table-cell table:style-name="Таблица1.H29" office:value-type="float" office:value="31">
            <text:p text:style-name="P10">31</text:p>
          </table:table-cell>
          <table:table-cell table:style-name="Таблица1.I29" office:value-type="float" office:value="61">
            <text:p text:style-name="P10">61</text:p>
          </table:table-cell>
          <table:table-cell table:style-name="Таблица1.J29" office:value-type="float" office:value="99">
            <text:p text:style-name="P10">99</text:p>
          </table:table-cell>
        </table:table-row>
        <table:table-row table:style-name="Таблица1.1">
          <table:table-cell table:style-name="Таблица1.A3" office:value-type="string">
            <text:p text:style-name="P6">f2</text:p>
          </table:table-cell>
          <table:table-cell table:style-name="Таблица1.B30" office:value-type="string">
            <text:p text:style-name="P11">1</text:p>
          </table:table-cell>
          <table:table-cell table:style-name="Таблица1.C30" office:value-type="float" office:value="16385">
            <text:p text:style-name="P10">16385</text:p>
          </table:table-cell>
          <table:table-cell table:style-name="Таблица1.D30" office:value-type="float" office:value="38249">
            <text:p text:style-name="P10">38249</text:p>
          </table:table-cell>
          <table:table-cell table:style-name="Таблица1.E30" office:value-type="float" office:value="395">
            <text:p text:style-name="P10">395</text:p>
          </table:table-cell>
          <table:table-cell table:style-name="Таблица1.F30" office:value-type="float" office:value="59">
            <text:p text:style-name="P10">59</text:p>
          </table:table-cell>
          <table:table-cell table:style-name="Таблица1.G30" office:value-type="float" office:value="15">
            <text:p text:style-name="P10">15</text:p>
          </table:table-cell>
          <table:table-cell table:style-name="Таблица1.H30" office:value-type="float" office:value="31">
            <text:p text:style-name="P10">31</text:p>
          </table:table-cell>
          <table:table-cell table:style-name="Таблица1.I30" office:value-type="float" office:value="61">
            <text:p text:style-name="P10">61</text:p>
          </table:table-cell>
          <table:table-cell table:style-name="Таблица1.J30" office:value-type="float" office:value="99">
            <text:p text:style-name="P10">99</text:p>
          </table:table-cell>
        </table:table-row>
        <table:table-row table:style-name="Таблица1.1">
          <table:table-cell table:style-name="Таблица1.A3" office:value-type="string">
            <text:p text:style-name="P6">f3</text:p>
          </table:table-cell>
          <table:table-cell table:style-name="Таблица1.B31" office:value-type="string">
            <text:p text:style-name="P11">1</text:p>
          </table:table-cell>
          <table:table-cell table:style-name="Таблица1.C31" office:value-type="float" office:value="16385">
            <text:p text:style-name="P10">16385</text:p>
          </table:table-cell>
          <table:table-cell table:style-name="Таблица1.D31" office:value-type="float" office:value="211037">
            <text:p text:style-name="P10">211037</text:p>
          </table:table-cell>
          <table:table-cell table:style-name="Таблица1.E31" office:value-type="float" office:value="2075">
            <text:p text:style-name="P10">2075</text:p>
          </table:table-cell>
          <table:table-cell table:style-name="Таблица1.F31" office:value-type="float" office:value="117">
            <text:p text:style-name="P10">117</text:p>
          </table:table-cell>
          <table:table-cell table:style-name="Таблица1.G31" office:value-type="float" office:value="15">
            <text:p text:style-name="P10">15</text:p>
          </table:table-cell>
          <table:table-cell table:style-name="Таблица1.G31" office:value-type="float" office:value="31">
            <text:p text:style-name="P10">31</text:p>
          </table:table-cell>
          <table:table-cell table:style-name="Таблица1.I31" office:value-type="float" office:value="61">
            <text:p text:style-name="P10">61</text:p>
          </table:table-cell>
          <table:table-cell table:style-name="Таблица1.J31" office:value-type="float" office:value="99">
            <text:p text:style-name="P10">99</text:p>
          </table:table-cell>
        </table:table-row>
        <table:table-row table:style-name="Таблица1.1">
          <table:table-cell table:style-name="Таблица1.A3" office:value-type="string">
            <text:p text:style-name="P6">f4</text:p>
          </table:table-cell>
          <table:table-cell table:style-name="Таблица1.B32" office:value-type="string">
            <text:p text:style-name="P11">1</text:p>
          </table:table-cell>
          <table:table-cell table:style-name="Таблица1.G31" office:value-type="float" office:value="16385">
            <text:p text:style-name="P10">16385</text:p>
          </table:table-cell>
          <table:table-cell table:style-name="Таблица1.D32" office:value-type="float" office:value="290113">
            <text:p text:style-name="P10">290113</text:p>
          </table:table-cell>
          <table:table-cell table:style-name="Таблица1.E32" office:value-type="float" office:value="2975">
            <text:p text:style-name="P10">2975</text:p>
          </table:table-cell>
          <table:table-cell table:style-name="Таблица1.F32" office:value-type="float" office:value="57">
            <text:p text:style-name="P10">57</text:p>
          </table:table-cell>
          <table:table-cell table:style-name="Таблица1.G31" office:value-type="float" office:value="15">
            <text:p text:style-name="P10">15</text:p>
          </table:table-cell>
          <table:table-cell table:style-name="Таблица1.G31" office:value-type="float" office:value="31">
            <text:p text:style-name="P10">31</text:p>
          </table:table-cell>
          <table:table-cell table:style-name="Таблица1.G31" office:value-type="float" office:value="61">
            <text:p text:style-name="P10">61</text:p>
          </table:table-cell>
          <table:table-cell table:style-name="Таблица1.J32" office:value-type="float" office:value="99">
            <text:p text:style-name="P10">99</text:p>
          </table:table-cell>
        </table:table-row>
        <table:table-row table:style-name="Таблица1.1">
          <table:table-cell table:style-name="Таблица1.A3" office:value-type="string">
            <text:p text:style-name="P6">f5</text:p>
          </table:table-cell>
          <table:table-cell table:style-name="Таблица1.B33" office:value-type="string">
            <text:p text:style-name="P11">1</text:p>
          </table:table-cell>
          <table:table-cell table:style-name="Таблица1.G31" office:value-type="float" office:value="16385">
            <text:p text:style-name="P10">16385</text:p>
          </table:table-cell>
          <table:table-cell table:style-name="Таблица1.G31" office:value-type="float" office:value="401">
            <text:p text:style-name="P10">401</text:p>
          </table:table-cell>
          <table:table-cell table:style-name="Таблица1.G31" office:value-type="float" office:value="455">
            <text:p text:style-name="P10">455</text:p>
          </table:table-cell>
          <table:table-cell table:style-name="Таблица1.G31" office:value-type="float" office:value="73">
            <text:p text:style-name="P10">73</text:p>
          </table:table-cell>
          <table:table-cell table:style-name="Таблица1.G31" office:value-type="float" office:value="15">
            <text:p text:style-name="P10">15</text:p>
          </table:table-cell>
          <table:table-cell table:style-name="Таблица1.G31" office:value-type="float" office:value="31">
            <text:p text:style-name="P10">31</text:p>
          </table:table-cell>
          <table:table-cell table:style-name="Таблица1.G31" office:value-type="float" office:value="61">
            <text:p text:style-name="P10">61</text:p>
          </table:table-cell>
          <table:table-cell table:style-name="Таблица1.J32" office:value-type="float" office:value="99">
            <text:p text:style-name="P10">99</text:p>
          </table:table-cell>
        </table:table-row>
        <table:table-row table:style-name="Таблица1.1">
          <table:table-cell table:style-name="Таблица1.A3" office:value-type="string">
            <text:p text:style-name="P6">f6</text:p>
          </table:table-cell>
          <table:table-cell table:style-name="Таблица1.B34" office:value-type="string">
            <text:p text:style-name="P11">1</text:p>
          </table:table-cell>
          <table:table-cell table:style-name="Таблица1.G31" office:value-type="float" office:value="16385">
            <text:p text:style-name="P10">16385</text:p>
          </table:table-cell>
          <table:table-cell table:style-name="Таблица1.D34" office:value-type="float" office:value="145489">
            <text:p text:style-name="P10">145489</text:p>
          </table:table-cell>
          <table:table-cell table:style-name="Таблица1.E34" office:value-type="float" office:value="1445">
            <text:p text:style-name="P10">1445</text:p>
          </table:table-cell>
          <table:table-cell table:style-name="Таблица1.F34" office:value-type="float" office:value="59">
            <text:p text:style-name="P10">59</text:p>
          </table:table-cell>
          <table:table-cell table:style-name="Таблица1.G31" office:value-type="float" office:value="15">
            <text:p text:style-name="P10">15</text:p>
          </table:table-cell>
          <table:table-cell table:style-name="Таблица1.G31" office:value-type="float" office:value="31">
            <text:p text:style-name="P10">31</text:p>
          </table:table-cell>
          <table:table-cell table:style-name="Таблица1.G31" office:value-type="float" office:value="61">
            <text:p text:style-name="P10">61</text:p>
          </table:table-cell>
          <table:table-cell table:style-name="Таблица1.J32" office:value-type="float" office:value="99">
            <text:p text:style-name="P10">99</text:p>
          </table:table-cell>
        </table:table-row>
        <table:table-row table:style-name="Таблица1.1">
          <table:table-cell table:style-name="Таблица1.A3" office:value-type="string">
            <text:p text:style-name="P6">f7</text:p>
          </table:table-cell>
          <table:table-cell table:style-name="Таблица1.B35" office:value-type="string">
            <text:p text:style-name="P11">1</text:p>
          </table:table-cell>
          <table:table-cell table:style-name="Таблица1.G31" office:value-type="float" office:value="16385">
            <text:p text:style-name="P10">16385</text:p>
          </table:table-cell>
          <table:table-cell table:style-name="Таблица1.G31" office:value-type="float" office:value="1821545">
            <text:p text:style-name="P10">1821545</text:p>
          </table:table-cell>
          <table:table-cell table:style-name="Таблица1.G31" office:value-type="float" office:value="10085">
            <text:p text:style-name="P10">10085</text:p>
          </table:table-cell>
          <table:table-cell table:style-name="Таблица1.G31" office:value-type="float" office:value="7457">
            <text:p text:style-name="P10">7457</text:p>
          </table:table-cell>
          <table:table-cell table:style-name="Таблица1.G31" office:value-type="float" office:value="15">
            <text:p text:style-name="P10">15</text:p>
          </table:table-cell>
          <table:table-cell table:style-name="Таблица1.G31" office:value-type="float" office:value="31">
            <text:p text:style-name="P10">31</text:p>
          </table:table-cell>
          <table:table-cell table:style-name="Таблица1.G31" office:value-type="float" office:value="61">
            <text:p text:style-name="P10">61</text:p>
          </table:table-cell>
          <table:table-cell table:style-name="Таблица1.J32" office:value-type="float" office:value="99">
            <text:p text:style-name="P10">99</text:p>
          </table:table-cell>
        </table:table-row>
        <table:table-row table:style-name="Таблица1.1">
          <table:table-cell table:style-name="Таблица1.A3" office:value-type="string">
            <text:p text:style-name="P6">f8</text:p>
          </table:table-cell>
          <table:table-cell table:style-name="Таблица1.B36" office:value-type="string">
            <text:p text:style-name="P11">1</text:p>
          </table:table-cell>
          <table:table-cell table:style-name="Таблица1.G31" office:value-type="float" office:value="16385">
            <text:p text:style-name="P10">16385</text:p>
          </table:table-cell>
          <table:table-cell table:style-name="Таблица1.D36" office:value-type="float" office:value="1344784533">
            <text:p text:style-name="P13">1344784533</text:p>
          </table:table-cell>
          <table:table-cell table:style-name="Таблица1.G31" office:value-type="float" office:value="2285">
            <text:p text:style-name="P10">2285</text:p>
          </table:table-cell>
          <table:table-cell table:style-name="Таблица1.G31" office:value-type="float" office:value="233">
            <text:p text:style-name="P10">233</text:p>
          </table:table-cell>
          <table:table-cell table:style-name="Таблица1.G31" office:value-type="float" office:value="15">
            <text:p text:style-name="P10">15</text:p>
          </table:table-cell>
          <table:table-cell table:style-name="Таблица1.G31" office:value-type="float" office:value="31">
            <text:p text:style-name="P10">31</text:p>
          </table:table-cell>
          <table:table-cell table:style-name="Таблица1.G31" office:value-type="float" office:value="61">
            <text:p text:style-name="P10">61</text:p>
          </table:table-cell>
          <table:table-cell table:style-name="Таблица1.J32" office:value-type="float" office:value="99">
            <text:p text:style-name="P10">99</text:p>
          </table:table-cell>
        </table:table-row>
        <table:table-row table:style-name="Таблица1.1">
          <table:table-cell table:style-name="Таблица1.A3" office:value-type="string">
            <text:p text:style-name="P6">f9</text:p>
          </table:table-cell>
          <table:table-cell table:style-name="Таблица1.B37" office:value-type="string">
            <text:p text:style-name="P11">1</text:p>
          </table:table-cell>
          <table:table-cell table:style-name="Таблица1.C37" office:value-type="float" office:value="16385">
            <text:p text:style-name="P10">16385</text:p>
          </table:table-cell>
          <table:table-cell table:style-name="Таблица1.D37" office:value-type="float" office:value="1823089">
            <text:p text:style-name="P10">1823089</text:p>
          </table:table-cell>
          <table:table-cell table:style-name="Таблица1.E37" office:value-type="float" office:value="11495">
            <text:p text:style-name="P10">11495</text:p>
          </table:table-cell>
          <table:table-cell table:style-name="Таблица1.F37" office:value-type="float" office:value="3">
            <text:p text:style-name="P10">3</text:p>
          </table:table-cell>
          <table:table-cell table:style-name="Таблица1.G37" office:value-type="float" office:value="15">
            <text:p text:style-name="P10">15</text:p>
          </table:table-cell>
          <table:table-cell table:style-name="Таблица1.H37" office:value-type="float" office:value="31">
            <text:p text:style-name="P10">31</text:p>
          </table:table-cell>
          <table:table-cell table:style-name="Таблица1.I37" office:value-type="float" office:value="61">
            <text:p text:style-name="P10">61</text:p>
          </table:table-cell>
          <table:table-cell table:style-name="Таблица1.J37" office:value-type="float" office:value="99">
            <text:p text:style-name="P10">99</text:p>
          </table:table-cell>
        </table:table-row>
        <table:table-row table:style-name="Таблица1.1">
          <table:table-cell table:style-name="Таблица1.A3" office:value-type="string">
            <text:p text:style-name="P6">f10</text:p>
          </table:table-cell>
          <table:table-cell table:style-name="Таблица1.B38" office:value-type="string">
            <text:p text:style-name="P11">1</text:p>
          </table:table-cell>
          <table:table-cell table:style-name="Таблица1.C38" office:value-type="float" office:value="16385">
            <text:p text:style-name="P10">16385</text:p>
          </table:table-cell>
          <table:table-cell table:style-name="Таблица1.D38" office:value-type="float" office:value="109">
            <text:p text:style-name="P10">109</text:p>
          </table:table-cell>
          <table:table-cell table:style-name="Таблица1.E38" office:value-type="float" office:value="245">
            <text:p text:style-name="P10">245</text:p>
          </table:table-cell>
          <table:table-cell table:style-name="Таблица1.G31" office:value-type="float" office:value="7141">
            <text:p text:style-name="P10">7141</text:p>
          </table:table-cell>
          <table:table-cell table:style-name="Таблица1.G31" office:value-type="float" office:value="15">
            <text:p text:style-name="P10">15</text:p>
          </table:table-cell>
          <table:table-cell table:style-name="Таблица1.G31" office:value-type="float" office:value="31">
            <text:p text:style-name="P10">31</text:p>
          </table:table-cell>
          <table:table-cell table:style-name="Таблица1.G31" office:value-type="float" office:value="61">
            <text:p text:style-name="P10">61</text:p>
          </table:table-cell>
          <table:table-cell table:style-name="Таблица1.J32" office:value-type="float" office:value="99">
            <text:p text:style-name="P10">99</text:p>
          </table:table-cell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B40" office:value-type="float" office:value="0">
            <text:p text:style-name="P10">0</text:p>
          </table:table-cell>
          <table:table-cell table:style-name="Таблица1.A1" table:number-columns-spanned="8" office:value-type="string">
            <text:p text:style-name="P12">- No convergence <text:s text:c="8"/><text:span text:style-name="T3">Precision = 10</text:span><text:span text:style-name="T2">-1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ascadia Mono1" svg:font-family="'Cascadia Mono', monospace"/>
    <style:font-face style:name="Consolas" svg:font-family="Consolas" style:font-family-generic="modern" style:font-pitch="fixed"/>
    <style:font-face style:name="Consolas1" svg:font-family="Consolas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/>
    <style:font-face style:name="Noto Sans Light" svg:font-family="'Noto Sans Light'" style:font-family-generic="swiss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cm" style:writing-mode="lr-tb"/>
      <style:text-properties style:use-window-font-color="true" loext:opacity="0%" style:font-name="Calibri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1pt" fo:language="bg" fo:country="BG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8" number:min-decimal-places="8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1">
      <number:number number:decimal-places="5" number:min-decimal-places="5"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6" number:min-decimal-places="6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96cm" fo:margin-bottom="1.199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3T21:28:26.908000000</meta:creation-date>
    <dc:date>2023-04-30T16:52:58.767000000</dc:date>
    <meta:editing-duration>PT1H55M6S</meta:editing-duration>
    <meta:editing-cycles>43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336" meta:word-count="346" meta:character-count="2050" meta:non-whitespace-character-count="2032"/>
  </office:meta>
</office:document-meta>
</file>